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 style:list-style-name="L2">
      <style:text-properties style:font-name="Arial" officeooo:rsid="00066823" officeooo:paragraph-rsid="00066823"/>
    </style:style>
    <style:style style:name="P3" style:family="paragraph" style:parent-style-name="Text_20_body">
      <style:text-properties style:font-name="Arial" officeooo:rsid="00066823" officeooo:paragraph-rsid="00066823"/>
    </style:style>
    <style:style style:name="P4" style:family="paragraph" style:parent-style-name="Text_20_body" style:list-style-name="L3">
      <style:text-properties style:font-name="Arial" officeooo:rsid="00066823" officeooo:paragraph-rsid="00066823"/>
    </style:style>
    <style:style style:name="P5" style:family="paragraph" style:parent-style-name="Title">
      <style:text-properties style:font-name="Arial"/>
    </style:style>
    <style:style style:name="P6" style:family="paragraph" style:parent-style-name="Title">
      <style:text-properties style:font-name="Arial" officeooo:rsid="00066823" officeooo:paragraph-rsid="000668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quisitos Funcionais</text:p>
      <text:p text:style-name="P1"/>
      <text:list xml:id="list978298499721763795" text:style-name="L2">
        <text:list-item>
          <text:p text:style-name="P2">Ler documento gerado pela máquina</text:p>
        </text:list-item>
        <text:list-item>
          <text:p text:style-name="P2">Converter os dados em sql</text:p>
        </text:list-item>
        <text:list-item>
          <text:p text:style-name="P2">Salvar os dados em um banco de dados de BI</text:p>
        </text:list-item>
        <text:list-item>
          <text:p text:style-name="P2">Gerar um dashboard com os dados de BI</text:p>
        </text:list-item>
        <text:list-item>
          <text:p text:style-name="P2">Dashboad deve funcionar em Android</text:p>
        </text:list-item>
      </text:list>
      <text:p text:style-name="P3"/>
      <text:p text:style-name="P6">Requisitos Não Funcionais</text:p>
      <text:p text:style-name="P3"/>
      <text:list xml:id="list3922304295831252202" text:style-name="L3">
        <text:list-item>
          <text:p text:style-name="P4">Versão do Android a ser desenvolvido</text:p>
        </text:list-item>
        <text:list-item>
          <text:p text:style-name="P4">Hospedagem do servidor</text:p>
        </text:list-item>
        <text:list-item>
          <text:p text:style-name="P4">Máquina que irá gerar os dados</text:p>
        </text:list-item>
        <text:list-item>
          <text:p text:style-name="P4">Internet para tráfego dos dad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5:06:44.519330802</meta:creation-date>
    <dc:date>2019-03-03T15:15:32.880552480</dc:date>
    <meta:editing-duration>PT8M48S</meta:editing-duration>
    <meta:editing-cycles>1</meta:editing-cycles>
    <meta:generator>LibreOffice/5.2.7.2$Linux_X86_64 LibreOffice_project/20m0$Build-2</meta:generator>
    <meta:document-statistic meta:table-count="0" meta:image-count="0" meta:object-count="0" meta:page-count="1" meta:paragraph-count="11" meta:word-count="67" meta:character-count="345" meta:non-whitespace-character-count="298"/>
  </office:meta>
</office:document-meta>
</file>